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ngFang SC" svg:font-family="'PingFang SC', 'Lantinghei SC', 'Microsoft YaHei', arial, sans-serif, tahoma"/>
    <style:font-face style:name="Tahoma1" svg:font-family="Tahoma"/>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5pt" fo:font-weight="bold" officeooo:rsid="000772fc" officeooo:paragraph-rsid="000772fc" style:font-size-asian="15pt" style:language-asian="zh" style:country-asian="CN" style:font-weight-asian="bold" style:font-size-complex="15pt" style:font-weight-complex="bold"/>
    </style:style>
    <style:style style:name="P2" style:family="paragraph" style:parent-style-name="Standard">
      <style:text-properties fo:font-size="15pt" fo:font-weight="bold" officeooo:rsid="0008262a" officeooo:paragraph-rsid="0008262a" style:font-size-asian="15pt" style:language-asian="zh" style:country-asian="CN" style:font-weight-asian="bold" style:font-size-complex="15pt" style:font-weight-complex="bold"/>
    </style:style>
    <style:style style:name="P3" style:family="paragraph" style:parent-style-name="Standard">
      <style:text-properties fo:font-size="15pt" fo:font-weight="normal" officeooo:rsid="000772fc" officeooo:paragraph-rsid="000772fc" style:font-size-asian="15pt" style:language-asian="zh" style:country-asian="CN" style:font-weight-asian="normal" style:font-size-complex="15pt" style:font-weight-complex="normal"/>
    </style:style>
    <style:style style:name="P4" style:family="paragraph" style:parent-style-name="Standard">
      <style:text-properties fo:font-size="15pt" fo:font-weight="normal" officeooo:rsid="000c6a5f" officeooo:paragraph-rsid="000c6a5f" style:font-size-asian="15pt" style:language-asian="zh" style:country-asian="CN" style:font-weight-asian="normal" style:font-size-complex="15pt" style:font-weight-complex="normal"/>
    </style:style>
    <style:style style:name="P5" style:family="paragraph" style:parent-style-name="Standard">
      <style:text-properties fo:font-size="15pt" fo:font-weight="normal" officeooo:rsid="0008262a" officeooo:paragraph-rsid="0008262a" style:font-size-asian="15pt" style:language-asian="zh" style:country-asian="CN" style:font-weight-asian="normal" style:font-size-complex="15pt" style:font-weight-complex="normal"/>
    </style:style>
    <style:style style:name="P6" style:family="paragraph" style:parent-style-name="Standard">
      <style:text-properties fo:font-size="15pt" fo:font-weight="normal" officeooo:rsid="0009bbb6" officeooo:paragraph-rsid="0009bbb6" style:font-size-asian="15pt" style:language-asian="zh" style:country-asian="CN" style:font-weight-asian="normal" style:font-size-complex="15pt" style:font-weight-complex="normal"/>
    </style:style>
    <style:style style:name="P7" style:family="paragraph" style:parent-style-name="Standard">
      <style:text-properties fo:font-size="15pt" fo:font-weight="normal" officeooo:rsid="000acbb1" officeooo:paragraph-rsid="000acbb1" style:font-size-asian="15pt" style:language-asian="zh" style:country-asian="CN" style:font-weight-asian="normal" style:font-size-complex="15pt" style:font-weight-complex="normal"/>
    </style:style>
    <style:style style:name="P8" style:family="paragraph" style:parent-style-name="Standard">
      <style:text-properties fo:font-size="15pt" fo:font-weight="bold" officeooo:rsid="000772fc" officeooo:paragraph-rsid="000772fc" style:font-size-asian="15pt" style:language-asian="zh" style:country-asian="CN" style:font-weight-asian="bold" style:font-size-complex="15pt" style:font-weight-complex="bold"/>
    </style:style>
    <style:style style:name="P9" style:family="paragraph" style:parent-style-name="Preformatted_20_Text">
      <style:text-properties fo:font-variant="normal" fo:text-transform="none" fo:color="#333333" fo:font-size="15pt" fo:letter-spacing="normal" fo:font-weight="bold" officeooo:rsid="000772fc" officeooo:paragraph-rsid="000772fc" style:font-name-asian="PingFang SC" style:font-size-asian="15pt" style:language-asian="zh" style:country-asian="CN" style:font-style-asian="normal" style:font-weight-asian="bold" style:font-size-complex="15pt" style:font-weight-complex="bold"/>
    </style:style>
    <style:style style:name="P10" style:family="paragraph" style:parent-style-name="Preformatted_20_Text">
      <style:paragraph-properties fo:margin-top="0.265cm" fo:margin-bottom="0.265cm" loext:contextual-spacing="false" style:line-height-at-least="0.767cm" fo:orphans="2" fo:widows="2" fo:padding="0cm" fo:border="none"/>
      <style:text-properties fo:font-variant="normal" fo:text-transform="none" fo:color="#333333" fo:font-size="15pt" fo:letter-spacing="normal" fo:font-weight="bold" style:font-size-asian="15pt" style:font-weight-asian="bold" style:font-size-complex="15pt" style:font-weight-complex="bold"/>
    </style:style>
    <style:style style:name="P11" style:family="paragraph" style:parent-style-name="Preformatted_20_Text">
      <style:paragraph-properties fo:margin-top="0.265cm" fo:margin-bottom="0.265cm" loext:contextual-spacing="false" style:line-height-at-least="0.767cm" fo:orphans="2" fo:widows="2" fo:padding="0cm" fo:border="none"/>
      <style:text-properties fo:font-variant="normal" fo:text-transform="none" fo:color="#333333" fo:font-size="15pt" fo:letter-spacing="normal" fo:font-weight="bold" style:font-name-asian="PingFang SC" style:font-size-asian="15pt" style:font-style-asian="normal" style:font-weight-asian="bold" style:font-size-complex="15pt" style:font-weight-complex="bold"/>
    </style:style>
    <style:style style:name="T1" style:family="text">
      <style:text-properties fo:color="#ff0000"/>
    </style:style>
    <style:style style:name="T2" style:family="text">
      <style:text-properties officeooo:rsid="000acbb1"/>
    </style:style>
    <style:style style:name="T3" style:family="text">
      <style:text-properties style:font-name="PingFang SC" fo:font-style="normal"/>
    </style:style>
    <style:style style:name="T4" style:family="text">
      <style:text-properties style:font-name="PingFang SC" fo:font-style="normal" fo:font-weight="normal"/>
    </style:style>
    <style:style style:name="T5" style:family="text">
      <style:text-properties style:font-name="PingFang SC" fo:font-size="12pt" fo:font-style="normal" fo:font-weight="normal"/>
    </style:style>
    <style:style style:name="T6" style:family="text">
      <style:text-properties style:font-name-asian="PingFang SC" style:font-style-asian="normal"/>
    </style:style>
    <style:style style:name="T7" style:family="text">
      <style:text-properties style:font-name-asian="PingFang SC" style:font-style-asian="normal" style:font-weight-asian="normal"/>
    </style:style>
    <style:style style:name="T8" style:family="text">
      <style:text-properties style:font-name-asian="PingFang SC" style:font-size-asian="12pt"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继承的多态</text:p>
      <text:p text:style-name="P3">特点：</text:p>
      <text:p text:style-name="P4"/>
      <text:p text:style-name="P1">1，必须要有继承关系，在抽象类中可以定义多态的抽象方法，通过子类来继承这个抽象类然后复写抽象类中的抽象方法以达到多态的效果。</text:p>
      <text:p text:style-name="P1">2,多态子类的实例可以赋给父类的引用。参考具体案例1。</text:p>
      <text:p text:style-name="P9"><text:bookmark text:name="best-content-2308639549"/>多态有两种表现形式：重载和覆盖</text:p>
      <text:p text:style-name="P10"><text:span text:style-name="T6">　　</text:span><text:span text:style-name="T3">1</text:span><text:span text:style-name="T6">、首先说重载（</text:span><text:span text:style-name="T3">overload</text:span><text:span text:style-name="T6">），是发生在同一类中，与什么父类子类、继承毫无关系。</text:span></text:p>
      <text:p text:style-name="P11">　　标识一个函数除了函数名外，还有函数的参数（个数和类型），也就是说，一个类中可以有两个或更多的函数，叫同一个名字而他们的参数不同。</text:p>
      <text:p text:style-name="P11">　　他们之间毫无关系，是不同的函数，只是可能他们的功能类似，所以才命名一样，增加可读性，仅此而已！</text:p>
      <text:p text:style-name="P10"><text:span text:style-name="T6">　　</text:span><text:span text:style-name="T3">2</text:span><text:span text:style-name="T6">、再说覆盖</text:span><text:span text:style-name="T3">(override),</text:span><text:span text:style-name="T6">是发生在子类中，也就是说必须有继承的情况下才有覆盖发生。</text:span></text:p>
      <text:p text:style-name="P11">　　继承一个类，也就有了父类了全部方法，如果你感到哪个方法不爽，功能要变，那就把那个函数在子类中重新实现一遍。</text:p>
      <text:p text:style-name="P11">　　这样再调用这个方法的时候，就是执行子类中的过程了，父类中的函数就被覆盖了。</text:p>
      <text:p text:style-name="P3"/>
      <text:p text:style-name="P5">public void Examine(Student a){</text:p>
      <text:p text:style-name="P5"><text:tab/><text:tab/>//<text:span text:style-name="T1">instanceof</text:span>可以判断多态的引用变量到底是什么类型</text:p>
      <text:p text:style-name="P5"><text:tab/><text:tab/>int student = " ";</text:p>
      <text:p text:style-name="P5"><text:tab/><text:tab/>if (a instanceof AStudent)</text:p>
      <text:p text:style-name="P5"><text:tab/><text:tab/>{</text:p>
      <text:p text:style-name="P5"><text:s text:c="6"/>student="A学生";</text:p>
      <text:p text:style-name="P5"><text:tab/><text:tab/>}else if (a instanceof BStudent)</text:p>
      <text:p text:style-name="P5"><text:tab/><text:tab/>{</text:p>
      <text:p text:style-name="P5"><text:s text:c="6"/>student="B学生";</text:p>
      <text:p text:style-name="P5"><text:tab/><text:tab/>}</text:p>
      <text:p text:style-name="P3"/>
      <text:p text:style-name="P4">多态中的子类引用</text:p>
      <text:p text:style-name="P4"><text:soft-page-break/>A a=new A();</text:p>
      <text:p text:style-name="P4"><text:tab/><text:tab/>B b=new B();</text:p>
      <text:p text:style-name="P4"><text:tab/><text:tab/>C c=new C();</text:p>
      <text:p text:style-name="P4"><text:tab/><text:tab/>//子类的实例赋给父类的引用</text:p>
      <text:p text:style-name="P4"><text:tab/><text:tab/>A a1=new B();</text:p>
      <text:p text:style-name="P4"><text:tab/><text:tab/>A a2=new C();</text:p>
      <text:p text:style-name="P4"><text:tab/><text:tab/>//强制转换为本身的对象</text:p>
      <text:p text:style-name="P4"><text:tab/><text:tab/>c=(C)a2;</text:p>
      <text:p text:style-name="P3"/>
      <text:p text:style-name="P2">接口多态</text:p>
      <text:p text:style-name="P6">和继承多态一致。不同的类是类的继承使用的是继承关系实现多态，接口采用实现的方式多态。</text:p>
      <text:p text:style-name="P7">参考具体案例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2">继承多态</text:span>具体案例1：</text:p>
      <text:p text:style-name="P3">abstract class Teacher</text:p>
      <text:p text:style-name="P3">{</text:p>
      <text:p text:style-name="P3"><text:tab/>String name;</text:p>
      <text:p text:style-name="P3"><text:tab/>public abstract void teach();</text:p>
      <text:p text:style-name="P3">}</text:p>
      <text:p text:style-name="P3">class JavaTeacher extends Teacher</text:p>
      <text:p text:style-name="P3">{</text:p>
      <text:p text:style-name="P3"><text:tab/>public void teach(){</text:p>
      <text:p text:style-name="P3"><text:tab/><text:tab/>System.out.println(name+"正在教java语言");</text:p>
      <text:p text:style-name="P3"><text:tab/>}</text:p>
      <text:p text:style-name="P3">}</text:p>
      <text:p text:style-name="P3">class PsTeacher extends Teacher</text:p>
      <text:p text:style-name="P3">{</text:p>
      <text:p text:style-name="P3"><text:tab/>public void teach(){</text:p>
      <text:p text:style-name="P3"><text:tab/><text:tab/>System.out.println(name+"正在教批图");</text:p>
      <text:p text:style-name="P3"><text:tab/>}</text:p>
      <text:p text:style-name="P3">}</text:p>
      <text:p text:style-name="P3">class Leader</text:p>
      <text:p text:style-name="P3">{</text:p>
      <text:p text:style-name="P3"><text:tab/>public void Inspect(Teacher t){</text:p>
      <text:p text:style-name="P3"><text:tab/><text:tab/>System.out.println("开始视察");</text:p>
      <text:p text:style-name="P3"><text:tab/><text:tab/>t.teach();</text:p>
      <text:p text:style-name="P3"><text:tab/><text:tab/>System.out.println("视察结束");</text:p>
      <text:p text:style-name="P3"><text:tab/>}</text:p>
      <text:p text:style-name="P3">}</text:p>
      <text:p text:style-name="P3"><text:soft-page-break/>class TeacherDemo </text:p>
      <text:p text:style-name="P3">{</text:p>
      <text:p text:style-name="P3"><text:tab/>public static void main(String[] args){</text:p>
      <text:p text:style-name="P3"><text:tab/><text:tab/>Teacher jt=new JavaTeacher();</text:p>
      <text:p text:style-name="P3"><text:tab/><text:tab/>jt.name="张三";</text:p>
      <text:p text:style-name="P3"><text:tab/><text:tab/>Teacher ps=new PsTeacher();</text:p>
      <text:p text:style-name="P3"><text:tab/><text:tab/>ps.name="李四";</text:p>
      <text:p text:style-name="P3"><text:tab/><text:tab/>Leader l= new Leader();</text:p>
      <text:p text:style-name="P3"><text:tab/><text:tab/>l.Inspect(jt);</text:p>
      <text:p text:style-name="P3"><text:tab/><text:tab/>l.Inspect(ps);</text:p>
      <text:p text:style-name="P3"><text:tab/>}</text:p>
      <text:p text:style-name="P3">}</text:p>
      <text:p text:style-name="P7">接口多态具体案例2：</text:p>
      <text:p text:style-name="P7">interface StudentXW</text:p>
      <text:p text:style-name="P7">{</text:p>
      <text:p text:style-name="P7"><text:s text:c="3"/>public abstract void study();</text:p>
      <text:p text:style-name="P7"><text:s text:c="3"/>public abstract void smoking();</text:p>
      <text:p text:style-name="P7">}</text:p>
      <text:p text:style-name="P7">class AStudent implements StudentXW</text:p>
      <text:p text:style-name="P7">{</text:p>
      <text:p text:style-name="P7"><text:tab/>String name;</text:p>
      <text:p text:style-name="P7"><text:tab/>public AStudent(String name){</text:p>
      <text:p text:style-name="P7"><text:tab/><text:tab/>this.name=name;</text:p>
      <text:p text:style-name="P7"><text:tab/>}</text:p>
      <text:p text:style-name="P7"><text:tab/>public void study(){</text:p>
      <text:p text:style-name="P7"><text:tab/><text:tab/>System.out.println(name+"正在学语文");</text:p>
      <text:p text:style-name="P7"><text:tab/>}</text:p>
      <text:p text:style-name="P7"><text:tab/>public void smoking(){</text:p>
      <text:p text:style-name="P7"><text:tab/><text:tab/>System.out.println(name+"在教室抽黄鹤楼香烟");</text:p>
      <text:p text:style-name="P7"><text:tab/>}</text:p>
      <text:p text:style-name="P7">}</text:p>
      <text:p text:style-name="P7">class BStudent implements StudentXW</text:p>
      <text:p text:style-name="P7">{</text:p>
      <text:p text:style-name="P7"><text:tab/>String name;</text:p>
      <text:p text:style-name="P7"><text:tab/>public BStudent(String name){</text:p>
      <text:p text:style-name="P7"><text:tab/><text:tab/>this.name=name;</text:p>
      <text:p text:style-name="P7"><text:tab/>}</text:p>
      <text:p text:style-name="P7"><text:tab/>public void study(){</text:p>
      <text:p text:style-name="P7"><text:tab/><text:tab/>System.out.println(name+"正在学政治");</text:p>
      <text:p text:style-name="P7"><text:tab/>}</text:p>
      <text:p text:style-name="P7"><text:tab/>public void smoking(){</text:p>
      <text:p text:style-name="P7"><text:tab/><text:tab/>System.out.println(name+"在走廊抽利群香烟");</text:p>
      <text:p text:style-name="P7"><text:soft-page-break/><text:tab/>}</text:p>
      <text:p text:style-name="P7">}</text:p>
      <text:p text:style-name="P7">class Teacher</text:p>
      <text:p text:style-name="P7">{ </text:p>
      <text:p text:style-name="P7"><text:tab/>String name;</text:p>
      <text:p text:style-name="P7"><text:tab/>public void Examine(StudentXW a){</text:p>
      <text:p text:style-name="P7"><text:tab/><text:tab/>//instanceof可以判断多态的引用变量到底是什么类型</text:p>
      <text:p text:style-name="P7"><text:tab/><text:tab/>String student ="";</text:p>
      <text:p text:style-name="P7"><text:tab/><text:tab/>if (a instanceof AStudent)</text:p>
      <text:p text:style-name="P7"><text:tab/><text:tab/>{</text:p>
      <text:p text:style-name="P7"><text:s text:c="6"/>student="A学生";</text:p>
      <text:p text:style-name="P7"><text:tab/><text:tab/>}else if (a instanceof BStudent)</text:p>
      <text:p text:style-name="P7"><text:tab/><text:tab/>{</text:p>
      <text:p text:style-name="P7"><text:s text:c="6"/>student="B学生";</text:p>
      <text:p text:style-name="P7"><text:tab/><text:tab/>}</text:p>
      <text:p text:style-name="P7"><text:tab/><text:tab/>System.out.println(name+"正在检查"+student);</text:p>
      <text:p text:style-name="P7"><text:s text:c="9"/>a.study();</text:p>
      <text:p text:style-name="P7"><text:tab/><text:tab/> System.out.println("检查是否抽烟"+student);</text:p>
      <text:p text:style-name="P7"><text:tab/><text:tab/> a.smoking(); <text:s/></text:p>
      <text:p text:style-name="P7"><text:tab/><text:tab/> System.out.println("检查结束"+student);</text:p>
      <text:p text:style-name="P7"><text:tab/>}</text:p>
      <text:p text:style-name="P7">}</text:p>
      <text:p text:style-name="P7">class StudyDemo1</text:p>
      <text:p text:style-name="P7">{</text:p>
      <text:p text:style-name="P7"><text:tab/>public static void main(String[] args){</text:p>
      <text:p text:style-name="P7"><text:s text:c="4"/>StudentXW as=new AStudent("小明");</text:p>
      <text:p text:style-name="P7"><text:s text:c="4"/></text:p>
      <text:p text:style-name="P7"><text:tab/>StudentXW bs=new BStudent("小强");</text:p>
      <text:p text:style-name="P7"><text:tab/></text:p>
      <text:p text:style-name="P7"><text:tab/>//子类中的特有方法不能通过父类来调用</text:p>
      <text:p text:style-name="P7"/>
      <text:p text:style-name="P7"><text:tab/>Teacher t=new Teacher();</text:p>
      <text:p text:style-name="P7"><text:s text:c="4"/>t.name="检察老师";</text:p>
      <text:p text:style-name="P7"><text:tab/>t.Examine(as);</text:p>
      <text:p text:style-name="P7"><text:tab/>t.Examine(bs);</text:p>
      <text:p text:style-name="P7"><text:tab/>}</text:p>
      <text:p text:style-name="P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ngFang SC" svg:font-family="'PingFang SC', 'Lantinghei SC', 'Microsoft YaHei', arial, sans-serif, tahoma"/>
    <style:font-face style:name="Tahoma1" svg:font-family="Tahoma"/>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新宋体" fo:font-family="新宋体"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2M5S</meta:editing-duration>
    <meta:editing-cycles>6</meta:editing-cycles>
    <meta:generator>LibreOffice/5.3.0.3$Windows_X86_64 LibreOffice_project/7074905676c47b82bbcfbea1aeefc84afe1c50e1</meta:generator>
    <dc:date>2018-01-22T21:57:03.227000000</dc:date>
    <meta:document-statistic meta:table-count="0" meta:image-count="0" meta:object-count="0" meta:page-count="5" meta:paragraph-count="137" meta:word-count="864" meta:character-count="2520" meta:non-whitespace-character-count="2221"/>
    <meta:user-defined meta:name="Info 1"/>
    <meta:user-defined meta:name="Info 2"/>
    <meta:user-defined meta:name="Info 3"/>
    <meta:user-defined meta:name="Info 4"/>
  </office:meta>
</office:document-meta>
</file>